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6.6931in" table:align="margins"/>
    </style:style>
    <style:style style:name="Tabela1.A" style:family="table-column">
      <style:table-column-properties style:column-width="1.1806in" style:rel-column-width="11559*"/>
    </style:style>
    <style:style style:name="Tabela1.B" style:family="table-column">
      <style:table-column-properties style:column-width="2in" style:rel-column-width="19582*"/>
    </style:style>
    <style:style style:name="Tabela1.C" style:family="table-column">
      <style:table-column-properties style:column-width="3.5125in" style:rel-column-width="34394*"/>
    </style:style>
    <style:style style:name="Tabela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C1" style:family="table-cell">
      <style:table-cell-properties fo:background-color="transparent" fo:padding="0.0382in" fo:border="0.5pt solid #000000" style:writing-mode="page">
        <style:background-image/>
      </style:table-cell-properties>
    </style:style>
    <style:style style:name="Tabela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2" style:family="table">
      <style:table-properties style:width="4.8069in" fo:margin-left="0.7813in" table:align="left"/>
    </style:style>
    <style:style style:name="Tabela2.A" style:family="table-column">
      <style:table-column-properties style:column-width="2.3826in"/>
    </style:style>
    <style:style style:name="Tabela2.B" style:family="table-column">
      <style:table-column-properties style:column-width="2.4243in"/>
    </style:style>
    <style:style style:name="Tabela2.A1" style:family="table-cell">
      <style:table-cell-properties style:vertical-align="middle" fo:padding="0.0694in" fo:border="1pt solid #000000"/>
    </style:style>
    <style:style style:name="Tabela3" style:family="table">
      <style:table-properties style:width="6.6931in" table:align="left"/>
    </style:style>
    <style:style style:name="Tabela3.A" style:family="table-column">
      <style:table-column-properties style:column-width="1.0799in"/>
    </style:style>
    <style:style style:name="Tabela3.B" style:family="table-column">
      <style:table-column-properties style:column-width="1.6493in"/>
    </style:style>
    <style:style style:name="Tabela3.C" style:family="table-column">
      <style:table-column-properties style:column-width="1.1201in"/>
    </style:style>
    <style:style style:name="Tabela3.D" style:family="table-column">
      <style:table-column-properties style:column-width="2.8438in"/>
    </style:style>
    <style:style style:name="Tabela3.A1" style:family="table-cell">
      <style:table-cell-properties style:vertical-align="middle" fo:padding="0.0694in" fo:border="1pt solid #000000"/>
    </style:style>
    <style:style style:name="Tabela4" style:family="table">
      <style:table-properties style:width="4.8799in" fo:margin-left="0.75in" table:align="left"/>
    </style:style>
    <style:style style:name="Tabela4.A" style:family="table-column">
      <style:table-column-properties style:column-width="1.6847in"/>
    </style:style>
    <style:style style:name="Tabela4.B" style:family="table-column">
      <style:table-column-properties style:column-width="3.1951in"/>
    </style:style>
    <style:style style:name="Tabela4.A1" style:family="table-cell">
      <style:table-cell-properties style:vertical-align="middle" fo:padding="0.0694in" fo:border="1pt solid #000000"/>
    </style:style>
    <style:style style:name="Tabela5" style:family="table">
      <style:table-properties style:width="4.4604in" fo:margin-left="0.9688in" table:align="left"/>
    </style:style>
    <style:style style:name="Tabela5.A" style:family="table-column">
      <style:table-column-properties style:column-width="1.5181in"/>
    </style:style>
    <style:style style:name="Tabela5.B" style:family="table-column">
      <style:table-column-properties style:column-width="1.5597in"/>
    </style:style>
    <style:style style:name="Tabela5.C" style:family="table-column">
      <style:table-column-properties style:column-width="1.3826in"/>
    </style:style>
    <style:style style:name="Tabela5.A1" style:family="table-cell">
      <style:table-cell-properties style:vertical-align="middle" fo:padding="0.0694in" fo:border="1pt solid #000000"/>
    </style:style>
    <style:style style:name="P1" style:family="paragraph" style:parent-style-name="Standard">
      <style:paragraph-properties fo:line-height="150%" fo:text-align="justify" style:justify-single-word="false"/>
      <style:text-properties style:font-name="arial" fo:font-size="11pt" officeooo:rsid="00161ad5" officeooo:paragraph-rsid="00161ad5" style:font-size-asian="11pt" style:font-size-complex="11pt"/>
    </style:style>
    <style:style style:name="P2" style:family="paragraph" style:parent-style-name="Standard">
      <style:paragraph-properties fo:line-height="150%" fo:text-align="justify" style:justify-single-word="false"/>
      <style:text-properties style:font-name="arial" fo:font-size="11pt" officeooo:rsid="00161ad5" officeooo:paragraph-rsid="001a646c" style:font-size-asian="11pt" style:font-size-complex="11pt"/>
    </style:style>
    <style:style style:name="P3" style:family="paragraph" style:parent-style-name="Standard">
      <style:paragraph-properties fo:line-height="150%" fo:text-align="justify" style:justify-single-word="false"/>
      <style:text-properties style:font-name="arial" fo:font-size="11pt" officeooo:rsid="00161ad5" officeooo:paragraph-rsid="0029c0d2" style:font-size-asian="11pt" style:font-size-complex="11pt"/>
    </style:style>
    <style:style style:name="P4" style:family="paragraph" style:parent-style-name="Standard">
      <style:paragraph-properties fo:line-height="150%" fo:text-align="justify" style:justify-single-word="false"/>
      <style:text-properties style:font-name="arial" fo:font-size="11pt" officeooo:rsid="0021d792" officeooo:paragraph-rsid="0026c313" style:font-size-asian="11pt" style:font-size-complex="11pt"/>
    </style:style>
    <style:style style:name="P5" style:family="paragraph" style:parent-style-name="Standard">
      <style:paragraph-properties fo:line-height="150%" fo:text-align="justify" style:justify-single-word="false"/>
      <style:text-properties style:font-name="arial" fo:font-size="11pt" officeooo:rsid="001a646c" officeooo:paragraph-rsid="001a646c" style:font-size-asian="11pt" style:font-size-complex="11pt"/>
    </style:style>
    <style:style style:name="P6" style:family="paragraph" style:parent-style-name="Standard">
      <style:paragraph-properties fo:line-height="150%" fo:text-align="justify" style:justify-single-word="false"/>
      <style:text-properties style:font-name="arial" fo:font-size="11pt" officeooo:rsid="001bc09f" officeooo:paragraph-rsid="001bc09f" style:font-size-asian="11pt" style:font-size-complex="11pt"/>
    </style:style>
    <style:style style:name="P7" style:family="paragraph" style:parent-style-name="Standard">
      <style:paragraph-properties fo:line-height="150%" fo:text-align="justify" style:justify-single-word="false"/>
      <style:text-properties style:font-name="arial" fo:font-size="11pt" officeooo:rsid="001bc09f" officeooo:paragraph-rsid="0024d613" style:font-size-asian="11pt" style:font-size-complex="11pt"/>
    </style:style>
    <style:style style:name="P8" style:family="paragraph" style:parent-style-name="Standard">
      <style:paragraph-properties fo:line-height="150%" fo:text-align="justify" style:justify-single-word="false"/>
      <style:text-properties style:font-name="arial" fo:font-size="11pt" officeooo:rsid="0023c49a" officeooo:paragraph-rsid="0023c49a" style:font-size-asian="11pt" style:font-size-complex="11pt"/>
    </style:style>
    <style:style style:name="P9" style:family="paragraph" style:parent-style-name="Standard">
      <style:paragraph-properties fo:line-height="150%" fo:text-align="justify" style:justify-single-word="false"/>
      <style:text-properties style:font-name="arial" fo:font-size="11pt" officeooo:rsid="0024d613" officeooo:paragraph-rsid="0024d613" style:font-size-asian="11pt" style:font-size-complex="11pt"/>
    </style:style>
    <style:style style:name="P10" style:family="paragraph" style:parent-style-name="Standard">
      <style:paragraph-properties fo:line-height="150%" fo:text-align="justify" style:justify-single-word="false"/>
      <style:text-properties style:font-name="arial" fo:font-size="11pt" officeooo:rsid="0028aad7" officeooo:paragraph-rsid="0028aad7" style:font-size-asian="11pt" style:font-size-complex="11pt"/>
    </style:style>
    <style:style style:name="P11" style:family="paragraph" style:parent-style-name="Standard">
      <style:paragraph-properties fo:line-height="150%" fo:text-align="justify" style:justify-single-word="false"/>
      <style:text-properties style:font-name="arial" fo:font-size="11pt" fo:font-weight="normal" officeooo:rsid="0028aad7" officeooo:paragraph-rsid="0028aad7" style:font-size-asian="9.60000038146973pt" style:font-weight-asian="normal" style:font-size-complex="11pt" style:font-weight-complex="normal"/>
    </style:style>
    <style:style style:name="P12" style:family="paragraph" style:parent-style-name="Standard">
      <style:paragraph-properties fo:line-height="150%" fo:text-align="justify" style:justify-single-word="false"/>
      <style:text-properties style:font-name="arial" fo:font-size="11pt" fo:font-style="normal" fo:font-weight="normal" officeooo:rsid="0023c49a" officeooo:paragraph-rsid="0023c49a" style:font-size-asian="11pt" style:font-style-asian="normal" style:font-weight-asian="normal" style:font-size-complex="11pt" style:font-style-complex="normal" style:font-weight-complex="normal"/>
    </style:style>
    <style:style style:name="P13" style:family="paragraph" style:parent-style-name="Standard">
      <style:paragraph-properties fo:line-height="150%" fo:text-align="justify" style:justify-single-word="false"/>
      <style:text-properties style:font-name="arial" fo:font-size="11pt" fo:font-style="normal" fo:font-weight="normal" officeooo:rsid="0023ed2a" officeooo:paragraph-rsid="0023ed2a" style:font-size-asian="11pt" style:font-style-asian="normal" style:font-weight-asian="normal" style:font-size-complex="11pt" style:font-style-complex="normal" style:font-weight-complex="normal"/>
    </style:style>
    <style:style style:name="P14" style:family="paragraph" style:parent-style-name="Standard">
      <style:paragraph-properties fo:line-height="150%" fo:text-align="justify" style:justify-single-word="false"/>
      <style:text-properties style:font-name="arial" fo:font-size="14pt" fo:font-weight="bold" officeooo:rsid="0028aad7" officeooo:paragraph-rsid="0028aad7" style:font-size-asian="14pt" style:font-weight-asian="bold" style:font-size-complex="14pt" style:font-weight-complex="bold"/>
    </style:style>
    <style:style style:name="P15" style:family="paragraph" style:parent-style-name="Standard">
      <style:paragraph-properties fo:line-height="150%" fo:text-align="justify" style:justify-single-word="false"/>
      <style:text-properties style:font-name="arial" fo:font-size="14pt" fo:font-weight="bold" officeooo:rsid="00161ad5" officeooo:paragraph-rsid="00161ad5" style:font-size-asian="14pt" style:font-weight-asian="bold" style:font-size-complex="14pt" style:font-weight-complex="bold"/>
    </style:style>
    <style:style style:name="P16" style:family="paragraph" style:parent-style-name="Standard">
      <style:paragraph-properties fo:line-height="150%" fo:text-align="justify" style:justify-single-word="false"/>
      <style:text-properties style:font-name="arial" fo:font-size="14pt" fo:font-weight="bold" officeooo:rsid="0024d613" officeooo:paragraph-rsid="0024d613" style:font-size-asian="14pt" style:font-weight-asian="bold" style:font-size-complex="14pt" style:font-weight-complex="bold"/>
    </style:style>
    <style:style style:name="P17" style:family="paragraph" style:parent-style-name="Standard">
      <style:paragraph-properties fo:line-height="150%" fo:text-align="justify" style:justify-single-word="false"/>
      <style:text-properties style:font-name="arial" fo:font-size="14pt" fo:font-style="normal" fo:font-weight="bold" officeooo:rsid="0023ed2a" officeooo:paragraph-rsid="0023ed2a" style:font-size-asian="14pt" style:font-style-asian="normal" style:font-weight-asian="bold" style:font-size-complex="14pt" style:font-style-complex="normal" style:font-weight-complex="bold"/>
    </style:style>
    <style:style style:name="P18" style:family="paragraph" style:parent-style-name="Standard">
      <style:paragraph-properties fo:line-height="150%" fo:text-align="justify" style:justify-single-word="false"/>
      <style:text-properties style:font-name="arial" fo:font-size="14pt" fo:font-style="normal" fo:font-weight="bold" officeooo:rsid="0028aad7" officeooo:paragraph-rsid="0028aad7" style:font-size-asian="14pt" style:font-style-asian="normal" style:font-weight-asian="bold" style:font-size-complex="14pt" style:font-style-complex="normal" style:font-weight-complex="bold"/>
    </style:style>
    <style:style style:name="P19" style:family="paragraph" style:parent-style-name="Table_20_Contents">
      <style:paragraph-properties fo:line-height="150%"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187fa1" officeooo:paragraph-rsid="00187fa1"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line-height="150%"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1a646c" officeooo:paragraph-rsid="001a646c"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line-height="150%"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26c313" officeooo:paragraph-rsid="0026c313"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Standard">
      <style:paragraph-properties fo:line-height="150%" fo:text-align="justify" style:justify-single-word="false"/>
      <style:text-properties style:font-name="arial" fo:font-size="11pt" fo:font-style="normal" fo:font-weight="normal" officeooo:rsid="0023c49a" officeooo:paragraph-rsid="0023c49a"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50%" fo:text-align="justify" style:justify-single-word="false"/>
      <style:text-properties style:font-name="arial" fo:font-size="11pt" fo:font-style="normal" fo:font-weight="normal" officeooo:rsid="002c2fe1" officeooo:paragraph-rsid="002c2fe1"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50%" fo:text-align="justify" style:justify-single-word="false"/>
      <style:text-properties style:font-name="arial" fo:font-size="14pt" fo:font-style="normal" fo:font-weight="bold" officeooo:rsid="002c2fe1" officeooo:paragraph-rsid="002c2fe1" style:font-size-asian="14pt" style:font-style-asian="normal" style:font-weight-asian="bold" style:font-size-complex="14pt" style:font-style-complex="normal" style:font-weight-complex="bold"/>
    </style:style>
    <style:style style:name="P25"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2c2fe1" officeooo:paragraph-rsid="002c2fe1" style:text-blinking="false" fo:background-color="transparent" style:font-size-asian="11pt" style:font-style-asian="normal" style:font-weight-asian="normal" style:font-size-complex="11pt" style:font-style-complex="normal" style:font-weight-complex="normal"/>
    </style:style>
    <style:style style:name="P26" style:family="paragraph" style:parent-style-name="Text_20_body">
      <style:paragraph-properties fo:margin-top="0.1665in" fo:margin-bottom="0.1665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paragraph-properties fo:margin-top="0.1665in" fo:margin-bottom="0.1665in" loext:contextual-spacing="false" fo:line-height="138%" fo:text-align="justify" style:justify-single-word="false" style:writing-mode="lr-tb"/>
      <style:text-properties style:font-name="Arial" fo:font-size="11pt" fo:font-style="normal" fo:font-weight="normal"/>
    </style:style>
    <style:style style:name="P28" style:family="paragraph" style:parent-style-name="Text_20_body">
      <style:paragraph-properties fo:margin-left="0.7811in" fo:margin-right="0in" fo:text-indent="0in" style:auto-text-indent="false"/>
    </style:style>
    <style:style style:name="P29" style:family="paragraph" style:parent-style-name="Text_20_body">
      <style:paragraph-properties fo:margin-left="0.75in" fo:margin-right="0in" fo:text-indent="0in" style:auto-text-indent="false"/>
    </style:style>
    <style:style style:name="P30" style:family="paragraph" style:parent-style-name="Text_20_body" style:list-style-name="L1">
      <loext:graphic-properties draw:fill="none" draw:fill-color="#ffffff"/>
      <style:paragraph-properties fo:margin-top="0.1665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list-style-name="L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ext_20_body" style:list-style-name="L1">
      <loext:graphic-properties draw:fill="none" draw:fill-color="#ffffff"/>
      <style:paragraph-properties fo:margin-top="0in" fo:margin-bottom="0.1665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ext_20_body">
      <style:paragraph-properties fo:margin-left="0.9689in" fo:margin-right="0in" fo:text-indent="0in" style:auto-text-indent="false"/>
    </style:style>
    <style:style style:name="P34"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able_20_Contents">
      <style:paragraph-properties fo:margin-top="0in" fo:margin-bottom="0in" loext:contextual-spacing="false" fo:line-height="120%" fo:text-align="center" style:justify-single-word="false" style:writing-mode="lr-tb"/>
    </style:style>
    <style:style style:name="P36" style:family="paragraph" style:parent-style-name="Table_20_Contents">
      <style:paragraph-properties fo:margin-top="0.1665in" fo:margin-bottom="0.1665in" loext:contextual-spacing="false" fo:line-height="138%" fo:text-align="center" style:justify-single-word="false" style:writing-mode="lr-tb"/>
    </style:style>
    <style:style style:name="P37" style:family="paragraph" style:parent-style-name="Table_20_Contents">
      <style:paragraph-properties fo:margin-top="0.1665in" fo:margin-bottom="0.1665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officeooo:rsid="0016b18a"/>
    </style:style>
    <style:style style:name="T2" style:family="text">
      <style:text-properties officeooo:rsid="001a646c"/>
    </style:style>
    <style:style style:name="T3" style:family="text">
      <style:text-properties officeooo:rsid="001bc09f"/>
    </style:style>
    <style:style style:name="T4" style:family="text">
      <style:text-properties officeooo:rsid="001f1577"/>
    </style:style>
    <style:style style:name="T5" style:family="text">
      <style:text-properties officeooo:rsid="0021d792"/>
    </style:style>
    <style:style style:name="T6" style:family="text">
      <style:text-properties officeooo:rsid="0023c49a"/>
    </style:style>
    <style:style style:name="T7" style:family="text">
      <style:text-properties fo:font-weight="normal" officeooo:rsid="0016b18a" style:font-weight-asian="normal" style:font-weight-complex="normal"/>
    </style:style>
    <style:style style:name="T8" style:family="text">
      <style:text-properties fo:font-weight="normal" officeooo:rsid="0023c49a" style:font-weight-asian="normal" style:font-weight-complex="normal"/>
    </style:style>
    <style:style style:name="T9" style:family="text">
      <style:text-properties fo:font-weight="normal" officeooo:rsid="0024d613" style:font-weight-asian="normal" style:font-weight-complex="normal"/>
    </style:style>
    <style:style style:name="T10" style:family="text">
      <style:text-properties fo:font-weight="normal" officeooo:rsid="0026c313"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3ed2a" style:font-style-asian="normal" style:font-style-complex="normal"/>
    </style:style>
    <style:style style:name="T14" style:family="text">
      <style:text-properties fo:font-style="normal" officeooo:rsid="0026c313"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b7d0a" style:font-style-asian="normal" style:font-weight-asian="normal" style:font-style-complex="normal" style:font-weight-complex="normal"/>
    </style:style>
    <style:style style:name="T17" style:family="text">
      <style:text-properties officeooo:rsid="0024d613"/>
    </style:style>
    <style:style style:name="T18" style:family="text">
      <style:text-properties officeooo:rsid="0026c313"/>
    </style:style>
    <style:style style:name="T19" style:family="text">
      <style:text-properties officeooo:rsid="0029c0d2"/>
    </style:style>
    <style:style style:name="T20" style:family="text">
      <style:text-properties officeooo:rsid="002b71b8"/>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222222" style:text-line-through-style="none" style:text-line-through-type="none" style:font-name="Arial" fo:font-size="11pt" fo:font-style="normal" style:text-underline-style="none" fo:font-weight="normal" style:text-blinking="false" fo:background-color="#f8f9fa" loext:char-shading-value="0"/>
    </style:style>
    <style:style style:name="T24" style:family="text">
      <style:text-properties fo:font-variant="normal" fo:text-transform="none" fo:color="#222222" style:text-line-through-style="none" style:text-line-through-type="none" style:text-underline-style="none" style:text-blinking="false" fo:background-color="#f8f9fa"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Integrantes</text:p>
      <text:p text:style-name="P11">Lucca Augusto, Matheus Marchesotti, Tiago Denicoli</text:p>
      <text:p text:style-name="P11"/>
      <text:p text:style-name="P15">Introdução</text:p>
      <text:p text:style-name="P1"/>
      <text:p text:style-name="P9">Os sistemas de buscas são ferramentas extremamente úteis quando consideramos a quantidade enorme de informação presente na internet, por isso são acessados diariamente por grande parte da população mundial. Além disso, a Google, uma das maiores empresas do mundo, se estabeleceu com a criação de um buscador, sendo hoje provedora de um uma quantidade enorme de serviços variados. </text:p>
      <text:p text:style-name="P9"/>
      <text:p text:style-name="P3">A ideia básica do sistema de buscas <text:span text:style-name="T17">desse trabalho </text:span>é retornar um subconjunto de documentos que correspondem <text:span text:style-name="T17">a uma</text:span> busca feita, sendo que o conjunto é ordenado <text:span text:style-name="T17">para melhor responder os interesses do usuário</text:span>. <text:span text:style-name="T4">O código foi feito utilizando principalmente a linguagem C++, com a utilização de Python em apenas um script.</text:span> </text:p>
      <text:p text:style-name="P3"/>
      <text:p text:style-name="P3"><text:span text:style-name="T19">Para executar o programa, basta executar o comando make no terminal, estando na pasta principal, onde está o arquivo “Makefile”. </text:span>Os documentos a serem utilizados <text:span text:style-name="T17">como base para a busca</text:span> devem ficar no diretório “documentos/”.</text:p>
      <text:p text:style-name="P1"/>
      <text:p text:style-name="P16">Implementação</text:p>
      <text:p text:style-name="P1"/>
      <text:p text:style-name="P1">Primeiramente, o programa cria uma lista do nome dos documentos presente na pasta “documentos”, a partir do script de python “cria_arquivo.py” e a armazena no arquivo “lista_de_documentos.txt”, para que o código em C++ consiga acessar.</text:p>
      <text:p text:style-name="P1"/>
      <text:p text:style-name="P2"><text:span text:style-name="T6">Depois</text:span>, é lida cada uma das linhas desse documento e tenta-se ler o documento <text:span text:style-name="T5">relativo ao nome escrito</text:span> na lista. Se a leitura for bem sucedida, <text:span text:style-name="T1">as palavras presentes no documento são adicionadas a um vector de strings </text:span><text:span text:style-name="T7">, </text:span><text:span text:style-name="T9">apenas uma vez por palavra</text:span><text:span text:style-name="T1">, após submetidas ao tratamento de retirar caracteres especiais e transformar letras maiúsculas. Outro vector, de pares, </text:span><text:span text:style-name="T8">é responsável por armazenar o id de um documento e quantas vezes uma palavra aparece nele. </text:span><text:span text:style-name="T9">Foi utilizado o vector nes</text:span><text:span text:style-name="T10">s</text:span><text:span text:style-name="T9">e caso pelo fato de seus iteradores serem de acesso randômico, o que possibilita acessar índices equivalentes nos dois vectors e compará-los facilmente</text:span><text:span text:style-name="T10">.</text:span></text:p>
      <table:table table:name="Tabela1" table:style-name="Tabela1">
        <table:table-column table:style-name="Tabela1.A"/>
        <table:table-column table:style-name="Tabela1.B"/>
        <table:table-column table:style-name="Tabela1.C"/>
        <table:table-row>
          <table:table-cell table:style-name="Tabela1.A1" office:value-type="string">
            <text:p text:style-name="P21">Índice</text:p>
          </table:table-cell>
          <table:table-cell table:style-name="Tabela1.A1" office:value-type="string">
            <text:p text:style-name="P19">Vocabulário</text:p>
          </table:table-cell>
          <table:table-cell table:style-name="Tabela1.C1" office:value-type="string">
            <text:p text:style-name="P19">Documentos que contém</text:p>
          </table:table-cell>
        </table:table-row>
        <table:table-row>
          <table:table-cell table:style-name="Tabela1.A2" office:value-type="string">
            <text:p text:style-name="P21">i<text:span text:style-name="T20">d</text:span></text:p>
          </table:table-cell>
          <table:table-cell table:style-name="Tabela1.A2" office:value-type="string">
            <text:p text:style-name="P19">palavra</text:p>
          </table:table-cell>
          <table:table-cell table:style-name="Tabela1.C2" office:value-type="string">
            <text:p text:style-name="P19">(id do documento, <text:span text:style-name="T2">quantas vezes aparece)</text:span></text:p>
          </table:table-cell>
        </table:table-row>
        <table:table-row>
          <table:table-cell table:style-name="Tabela1.A2" office:value-type="string">
            <text:p text:style-name="P21">0</text:p>
          </table:table-cell>
          <table:table-cell table:style-name="Tabela1.A2" office:value-type="string">
            <text:p text:style-name="P21">amor</text:p>
          </table:table-cell>
          <table:table-cell table:style-name="Tabela1.C2" office:value-type="string">
            <text:p text:style-name="P20">(1, 3), (4, 3), (5, 1)</text:p>
          </table:table-cell>
        </table:table-row>
        <table:table-row>
          <table:table-cell table:style-name="Tabela1.A2" office:value-type="string">
            <text:p text:style-name="P21">1</text:p>
          </table:table-cell>
          <table:table-cell table:style-name="Tabela1.A2" office:value-type="string">
            <text:p text:style-name="P20">alegria</text:p>
          </table:table-cell>
          <table:table-cell table:style-name="Tabela1.C2" office:value-type="string">
            <text:p text:style-name="P20">(2, 1), (4, 3)</text:p>
          </table:table-cell>
        </table:table-row>
      </table:table>
      <text:p text:style-name="P1"><text:soft-page-break/></text:p>
      <text:p text:style-name="P5"><text:span text:style-name="T3">P</text:span>ara cada documento, são calculadas as coordenadas de cada palavra e armazenadas em um vetor. <text:span text:style-name="T18">Para armazenar isso na memória principal</text:span> seria <text:span text:style-name="T18">equivalente a </text:span>uma matriz de tamanho “numero de documentos”x”numero de palavras”, o que ocuparia muito espaço. Por isso, cada um dos vetores de coordenada é registrado no arquivo “indice_invertido.txt”, <text:span text:style-name="T18">sendo acessados apenas quando necessário.</text:span></text:p>
      <text:p text:style-name="P5"/>
      <text:p text:style-name="P4">Cada uma das buscas inseridas pelo usuário é considerada uma query que deve ser executada rapidamente, tendo em vista que o número total de buscas pode ser bastante elevado. Sendo assim, as coordenadas <text:span text:style-name="T18">W(documento, palavra)</text:span> que relacionam as palavras e os documentos são pré-computadas, de maneira que inserir documentos no índice invertido é um pouco demorado, porém as querys são rápidas.</text:p>
      <text:p text:style-name="P2"/>
      <text:p text:style-name="P6">Agora, <text:span text:style-name="T4">com relação à busca</text:span>, <text:span text:style-name="T4">é lida a entrada como uma string e cada uma de suas palavras é armazenada em um vector de strings, após o mesmo tratamento submetido às palavras do documento. <text:s/>A partir desse vector, é criado um map que associa um inteiro a cada palavra, representando o número de vezes que essa palavra aparece na busca do usuário, informação necessária para o ranqueamento. O map se justifica porque é feita uma associação entre dois valores e cada palavra aparece uma única vez, podendo servir de chave.</text:span></text:p>
      <text:p text:style-name="P7"/>
      <text:p text:style-name="P8">Assim como para cada documento, as coordenadas de cada palavra são <text:span text:style-name="T18">calculadas</text:span> armazenadas em um vector , sendo que cada palavra tem o mesmo índice do vector utilizado para os documentos. <text:span text:style-name="T18">Nesse caso é apenas um vetor e esse valor será usado várias vezes, para cada documento, portanto é interessante deixá-lo armazenado na memória principal.</text:span> As palavras na consulta que não fazem parte de nenhum documento são descartadas, pois não interferem no algoritmo de ordenação dos resultados.</text:p>
      <text:p text:style-name="P8"/>
      <text:p text:style-name="P8">Para ranquear quais documentos possuem maior importância para a busca realizada, é feito o <text:span text:style-name="T11">cosine ranking</text:span><text:span text:style-name="T12">, o qual classifica os documentos a partir da proximidade do vector de coordenadas de cada documento em relação ao vector de coordenadas da consulta. Quan</text:span><text:span text:style-name="T13">t</text:span><text:span text:style-name="T12">o mais próximo, mais bem ranqueado estará o documento. </text:span><text:span text:style-name="T14">Por fim, esse ranking é exibido no terminal, e vale ressaltar que se dois documentos tiverem o mesmo ranking são exibidos em uma mesma posição.</text:span></text:p>
      <text:p text:style-name="P12"/>
      <text:p text:style-name="P24">Testes</text:p>
      <text:p text:style-name="P23"/>
      <text:p text:style-name="P25">A maneira encontrada para testar o programa foi calcular o índice invertido manualmente para um dataset pequeno, composto de apenas dois documentos apresentados nesta tabela:</text:p>
      <table:table table:name="Tabela2" table:style-name="Tabela2">
        <table:table-column table:style-name="Tabela2.A"/>
        <table:table-column table:style-name="Tabela2.B"/>
        <text:soft-page-break/>
        <table:table-row>
          <table:table-cell table:style-name="Tabela2.A1" office:value-type="string">
            <text:p text:style-name="P34">Título do Documento</text:p>
          </table:table-cell>
          <table:table-cell table:style-name="Tabela2.A1" office:value-type="string">
            <text:p text:style-name="P34">Texto do Documento</text:p>
          </table:table-cell>
        </table:table-row>
        <table:table-row>
          <table:table-cell table:style-name="Tabela2.A1" office:value-type="string">
            <text:p text:style-name="P34">Lorem.txt</text:p>
          </table:table-cell>
          <table:table-cell table:style-name="Tabela2.A1" office:value-type="string">
            <text:p text:style-name="P34">Documento teste!</text:p>
          </table:table-cell>
        </table:table-row>
        <table:table-row>
          <table:table-cell table:style-name="Tabela2.A1" office:value-type="string">
            <text:p text:style-name="P34">Ipsum.txt</text:p>
          </table:table-cell>
          <table:table-cell table:style-name="Tabela2.A1" office:value-type="string">
            <text:p text:style-name="P34">Teste docu-mento teste</text:p>
          </table:table-cell>
        </table:table-row>
      </table:table>
      <text:p text:style-name="P28"/>
      <text:p text:style-name="P26">Assim teremos um dataset cujo o vector relacao_ da classe dataset seria assim:</text:p>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36"><text:span text:style-name="T21"><text:line-break/>Índice da Palavra</text:span></text:p>
          </table:table-cell>
          <table:table-cell table:style-name="Tabela3.A1" office:value-type="string">
            <text:p text:style-name="P36"><text:span text:style-name="T21"><text:line-break/>Índice das suas ocorrências</text:span></text:p>
          </table:table-cell>
          <table:table-cell table:style-name="Tabela3.A1" office:value-type="string">
            <text:p text:style-name="P36"><text:span text:style-name="T21"><text:line-break/>Id do Documento</text:span></text:p>
          </table:table-cell>
          <table:table-cell table:style-name="Tabela3.A1" office:value-type="string">
            <text:p text:style-name="P37">Quantidade de vezes que aparece neste documento</text:p>
          </table:table-cell>
        </table:table-row>
        <table:table-row>
          <table:table-cell table:style-name="Tabela3.A1" office:value-type="string">
            <text:p text:style-name="P34">Vector (externo)</text:p>
          </table:table-cell>
          <table:table-cell table:style-name="Tabela3.A1" office:value-type="string">
            <text:p text:style-name="P34">Vector (Interno)</text:p>
          </table:table-cell>
          <table:table-cell table:style-name="Tabela3.A1" office:value-type="string">
            <text:p text:style-name="P35"><text:span text:style-name="T21">Pair</text:span><text:span text:style-name="T24">→</text:span><text:span text:style-name="T23">first</text:span></text:p>
          </table:table-cell>
          <table:table-cell table:style-name="Tabela3.A1" office:value-type="string">
            <text:p text:style-name="P35"><text:span text:style-name="T21">Pair</text:span><text:span text:style-name="T24">→</text:span><text:span text:style-name="T23">second</text:span></text:p>
          </table:table-cell>
        </table:table-row>
        <table:table-row>
          <table:table-cell table:style-name="Tabela3.A1" office:value-type="string">
            <text:p text:style-name="P34">0</text:p>
          </table:table-cell>
          <table:table-cell table:style-name="Tabela3.A1" office:value-type="string">
            <text:p text:style-name="P34">0</text:p>
          </table:table-cell>
          <table:table-cell table:style-name="Tabela3.A1" office:value-type="string">
            <text:p text:style-name="P34">1</text:p>
          </table:table-cell>
          <table:table-cell table:style-name="Tabela3.A1" office:value-type="string">
            <text:p text:style-name="P34">1</text:p>
          </table:table-cell>
        </table:table-row>
        <table:table-row>
          <table:table-cell table:style-name="Tabela3.A1" office:value-type="string">
            <text:p text:style-name="P34">0</text:p>
          </table:table-cell>
          <table:table-cell table:style-name="Tabela3.A1" office:value-type="string">
            <text:p text:style-name="P34">1</text:p>
          </table:table-cell>
          <table:table-cell table:style-name="Tabela3.A1" office:value-type="string">
            <text:p text:style-name="P34">2</text:p>
          </table:table-cell>
          <table:table-cell table:style-name="Tabela3.A1" office:value-type="string">
            <text:p text:style-name="P34">1</text:p>
          </table:table-cell>
        </table:table-row>
        <table:table-row>
          <table:table-cell table:style-name="Tabela3.A1" office:value-type="string">
            <text:p text:style-name="P34">1</text:p>
          </table:table-cell>
          <table:table-cell table:style-name="Tabela3.A1" office:value-type="string">
            <text:p text:style-name="P34">0</text:p>
          </table:table-cell>
          <table:table-cell table:style-name="Tabela3.A1" office:value-type="string">
            <text:p text:style-name="P34">1</text:p>
          </table:table-cell>
          <table:table-cell table:style-name="Tabela3.A1" office:value-type="string">
            <text:p text:style-name="P34">1</text:p>
          </table:table-cell>
        </table:table-row>
        <table:table-row>
          <table:table-cell table:style-name="Tabela3.A1" office:value-type="string">
            <text:p text:style-name="P34">1</text:p>
          </table:table-cell>
          <table:table-cell table:style-name="Tabela3.A1" office:value-type="string">
            <text:p text:style-name="P34">1</text:p>
          </table:table-cell>
          <table:table-cell table:style-name="Tabela3.A1" office:value-type="string">
            <text:p text:style-name="P34">2</text:p>
          </table:table-cell>
          <table:table-cell table:style-name="Tabela3.A1" office:value-type="string">
            <text:p text:style-name="P34">2</text:p>
          </table:table-cell>
        </table:table-row>
      </table:table>
      <text:p text:style-name="Text_20_body"/>
      <text:p text:style-name="P26">E o vector palavras_ também da classe dataset estariam assim:</text:p>
      <table:table table:name="Tabela4" table:style-name="Tabela4">
        <table:table-column table:style-name="Tabela4.A"/>
        <table:table-column table:style-name="Tabela4.B"/>
        <table:table-row>
          <table:table-cell table:style-name="Tabela4.A1" office:value-type="string">
            <text:p text:style-name="P34">Índice da Palavra</text:p>
          </table:table-cell>
          <table:table-cell table:style-name="Tabela4.A1" office:value-type="string">
            <text:p text:style-name="P34">String da palavra em si</text:p>
          </table:table-cell>
        </table:table-row>
        <table:table-row>
          <table:table-cell table:style-name="Tabela4.A1" office:value-type="string">
            <text:p text:style-name="P34">0</text:p>
          </table:table-cell>
          <table:table-cell table:style-name="Tabela4.A1" office:value-type="string">
            <text:p text:style-name="P34">documento</text:p>
          </table:table-cell>
        </table:table-row>
        <table:table-row>
          <table:table-cell table:style-name="Tabela4.A1" office:value-type="string">
            <text:p text:style-name="P34">1</text:p>
          </table:table-cell>
          <table:table-cell table:style-name="Tabela4.A1" office:value-type="string">
            <text:p text:style-name="P34">teste</text:p>
          </table:table-cell>
        </table:table-row>
      </table:table>
      <text:p text:style-name="P29"/>
      <text:p text:style-name="P26">Com isso em mente, sabemos os seguintes dados:</text:p>
      <text:list xml:id="list897828475" text:style-name="L1">
        <text:list-item>
          <text:p text:style-name="P30">O método Le_lista() itera sobre um documento auxiliar que contém os nomes de todos os arquivos utilizados e chama o método Le_documento() para cada um</text:p>
        </text:list-item>
        <text:list-item>
          <text:p text:style-name="P31">O método Le_documento() faz o dataset propriamente dito.</text:p>
        </text:list-item>
        <text:list-item>
          <text:p text:style-name="P31">O método Formata_palavra(string palavra) retorna uma string sem qualquer caractere especial, além de converter as letras maiúsculas em minúsculas.</text:p>
        </text:list-item>
        <text:list-item>
          <text:p text:style-name="P31">O método Contar_palavras() deve retornar 2.</text:p>
        </text:list-item>
        <text:list-item>
          <text:p text:style-name="P31">O método Numero_de_Documentos deve retornar 2.</text:p>
        </text:list-item>
        <text:list-item>
          <text:p text:style-name="P31">O método Quantos_documentos_possuem_essa_palavra(int idPx) deve retornar 2 para o valor 0, 2 para o valor 1, e 0 para qualquer outro valor.</text:p>
        </text:list-item>
        <text:list-item>
          <text:p text:style-name="P32"><text:soft-page-break/>O método Quantas_vezes_dj_possui_Px(int dj, int idPx) deve retornar os seguintes valores:</text:p>
        </text:list-item>
      </text:list>
      <table:table table:name="Tabela5" table:style-name="Tabela5">
        <table:table-column table:style-name="Tabela5.A"/>
        <table:table-column table:style-name="Tabela5.B"/>
        <table:table-column table:style-name="Tabela5.C"/>
        <table:table-row>
          <table:table-cell table:style-name="Tabela5.A1" office:value-type="string">
            <text:p text:style-name="P34">int dj</text:p>
          </table:table-cell>
          <table:table-cell table:style-name="Tabela5.A1" office:value-type="string">
            <text:p text:style-name="P34">int idPx</text:p>
          </table:table-cell>
          <table:table-cell table:style-name="Tabela5.A1" office:value-type="string">
            <text:p text:style-name="P34">retorno</text:p>
          </table:table-cell>
        </table:table-row>
        <table:table-row>
          <table:table-cell table:style-name="Tabela5.A1" office:value-type="string">
            <text:p text:style-name="P34">1</text:p>
          </table:table-cell>
          <table:table-cell table:style-name="Tabela5.A1" office:value-type="string">
            <text:p text:style-name="P34">0</text:p>
          </table:table-cell>
          <table:table-cell table:style-name="Tabela5.A1" office:value-type="string">
            <text:p text:style-name="P34">1</text:p>
          </table:table-cell>
        </table:table-row>
        <table:table-row>
          <table:table-cell table:style-name="Tabela5.A1" office:value-type="string">
            <text:p text:style-name="P34">1</text:p>
          </table:table-cell>
          <table:table-cell table:style-name="Tabela5.A1" office:value-type="string">
            <text:p text:style-name="P34">1</text:p>
          </table:table-cell>
          <table:table-cell table:style-name="Tabela5.A1" office:value-type="string">
            <text:p text:style-name="P34">1</text:p>
          </table:table-cell>
        </table:table-row>
        <table:table-row>
          <table:table-cell table:style-name="Tabela5.A1" office:value-type="string">
            <text:p text:style-name="P34">2</text:p>
          </table:table-cell>
          <table:table-cell table:style-name="Tabela5.A1" office:value-type="string">
            <text:p text:style-name="P34">0</text:p>
          </table:table-cell>
          <table:table-cell table:style-name="Tabela5.A1" office:value-type="string">
            <text:p text:style-name="P34">1</text:p>
          </table:table-cell>
        </table:table-row>
        <table:table-row>
          <table:table-cell table:style-name="Tabela5.A1" office:value-type="string">
            <text:p text:style-name="P34">2</text:p>
          </table:table-cell>
          <table:table-cell table:style-name="Tabela5.A1" office:value-type="string">
            <text:p text:style-name="P34">1</text:p>
          </table:table-cell>
          <table:table-cell table:style-name="Tabela5.A1" office:value-type="string">
            <text:p text:style-name="P34">2</text:p>
          </table:table-cell>
        </table:table-row>
        <table:table-row>
          <table:table-cell table:style-name="Tabela5.A1" office:value-type="string">
            <text:p text:style-name="P35"><text:span text:style-name="T21">Valor que não <text:line-break/>está na tabela</text:span></text:p>
          </table:table-cell>
          <table:table-cell table:style-name="Tabela5.A1" office:value-type="string">
            <text:p text:style-name="P35"><text:span text:style-name="T21">Valor que não <text:line-break/>está na tabela</text:span></text:p>
          </table:table-cell>
          <table:table-cell table:style-name="Tabela5.A1" office:value-type="string">
            <text:p text:style-name="P34">0</text:p>
          </table:table-cell>
        </table:table-row>
      </table:table>
      <text:p text:style-name="P33"/>
      <text:p text:style-name="P27"><text:span text:style-name="T22">E assim podemos efetuar o teste da classe dataset e utilizar tais valores para as classes dependentes dela.</text:span></text:p>
      <text:p text:style-name="P12"/>
      <text:p text:style-name="P17">Conclusão</text:p>
      <text:p text:style-name="P13"/>
      <text:p text:style-name="P13">Esse projeto se apresentou como um desafio para todos os integrantes do grupo e, justamente por isso, serviu de grande aprendizado. Após as aulas, qualquer impressão de que já estávamos sabendo o conteúdo apresentado e como utilizar as ferramentas, foi derrubada rapidamente, logo quando surgiram os primeiros problemas de sintaxe, seguidos pelos problemas relacionados ao software Github e de depuração, mostrando que tínhamos muito mais dúvidas do que respostas.</text:p>
      <text:p text:style-name="P13"/>
      <text:p text:style-name="P13">Após passar por todos os desafios apresentados, é gratificante observar que aprendemos como resolver diversos problemas que provavelmente aparecerão novamente durante nossa jornada na ciência da computação, além de ter fixado bem o conteúdo de testes, POO, STL, modularização e etc. Além disso, foram desenvolvidas outras habilidades imprescindíveis para um profissional, principalmente o trabalho em equipe e a capacidade de pensar em como resolver bugs e onde procurar ajuda, seja em algum fórum ou outro colega. Particularmente, foi interessante aprender que todas pessoas podem acrescentar alguma coisa, sendo ela um conhecimento específico, um atalho que facilita programar ou um ponto de vista diferente sobre o código e a lógica.</text:p>
      <text:p text:style-name="P13"/>
      <text:p text:style-name="P18">Link no Github:</text:p>
      <text:p text:style-name="P10"><text:a xlink:type="simple" xlink:href="https://github.com/LuccaAug/GoogleHumilde/" text:style-name="Internet_20_link" text:visited-style-name="Visited_20_Internet_20_Link"><text:span text:style-name="T15">https://github.com/LuccaAug/GoogleHumild</text:span></text:a><text:a xlink:type="simple" xlink:href="https://github.com/LuccaAug/GoogleHumilde/" text:style-name="Internet_20_link" text:visited-style-name="Visited_20_Internet_20_Link"><text:span text:style-name="T16">e</text:span></text:a><text:a xlink:type="simple" xlink:href="https://github.com/LuccaAug/GoogleHumilde/" text:style-name="Internet_20_link" text:visited-style-name="Visited_20_Internet_20_Link"><text:span text:style-name="T15">/</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5:25:08.103189385</meta:creation-date>
    <dc:date>2019-11-23T00:24:18.420489849</dc:date>
    <meta:editing-duration>PT55M49S</meta:editing-duration>
    <meta:editing-cycles>9</meta:editing-cycles>
    <meta:generator>LibreOffice/6.0.7.3$Linux_X86_64 LibreOffice_project/00m0$Build-3</meta:generator>
    <meta:document-statistic meta:table-count="5" meta:image-count="0" meta:object-count="0" meta:page-count="4" meta:paragraph-count="98" meta:word-count="1133" meta:character-count="7078" meta:non-whitespace-character-count="6042"/>
  </office:meta>
</office:document-meta>
</file>